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3CBBF3AF5925558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cript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Garamond" officeooo:rsid="00379b25" officeooo:paragraph-rsid="00379b25"/>
    </style:style>
    <style:style style:name="P2" style:family="paragraph" style:parent-style-name="Footer">
      <style:text-properties style:font-name="Great Vibes" fo:font-size="14pt" style:font-size-asian="14pt" style:font-size-complex="14pt"/>
    </style:style>
    <style:style style:name="P3" style:family="paragraph" style:parent-style-name="Standard">
      <style:paragraph-properties fo:break-before="page"/>
      <style:text-properties style:font-name="Garamond1" fo:font-size="12pt" officeooo:rsid="0027d750" officeooo:paragraph-rsid="0027d750" style:font-size-asian="24pt" style:font-size-complex="24pt"/>
    </style:style>
    <style:style style:name="P4" style:family="paragraph" style:parent-style-name="Standard">
      <style:text-properties style:font-name="Garamond1" fo:font-size="12pt" officeooo:rsid="0027d750" style:font-size-asian="24pt" style:font-size-complex="24pt"/>
    </style:style>
    <style:style style:name="P5" style:family="paragraph">
      <loext:graphic-properties draw:fill="bitmap" draw:fill-color="#ffffff" draw:fill-image-name="starry_25_20night" draw:opacity="50%" draw:fill-image-width="100%" draw:fill-image-height="100%" style:repeat="no-repeat" draw:fill-image-ref-point="center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Great Vibes1" fo:font-size="24pt"/>
    </style:style>
    <style:style style:name="P9" style:family="paragraph">
      <loext:graphic-properties draw:fill="bitmap" draw:fill-color="#ffffff" draw:fill-image-name="starry_25_20night" draw:opacity="50%" draw:fill-image-width="0in" draw:fill-image-height="0in" style:repeat="no-repeat" draw:fill-image-ref-point="center"/>
    </style:style>
    <style:style style:name="P10" style:family="paragraph">
      <loext:graphic-properties draw:fill="none" draw:fill-color="#ffffff"/>
      <style:paragraph-properties style:writing-mode="lr-tb"/>
      <style:text-properties style:font-name="Alice Oranges" fo:font-size="14pt" style:font-name-complex="Alice Oranges"/>
    </style:style>
    <style:style style:name="T1" style:family="text">
      <style:text-properties style:font-name="Great Vibes" fo:font-size="42pt" style:font-size-asian="42pt" style:font-size-complex="42pt"/>
    </style:style>
    <style:style style:name="T2" style:family="text">
      <style:text-properties style:font-name="Garamond1"/>
    </style:style>
    <style:style style:name="T3" style:family="text">
      <style:text-properties style:font-name="Great Vibes1" fo:font-size="24pt"/>
    </style:style>
    <style:style style:name="T4" style:family="text">
      <style:text-properties style:font-name="Alice Oranges" fo:font-size="14pt" style:font-name-complex="Alice Oranges"/>
    </style:style>
    <style:style style:name="gr1" style:family="graphic">
      <style:graphic-properties draw:stroke="none" svg:stroke-color="#000000" draw:fill="bitmap" draw:fill-color="#ffffff" draw:fill-image-name="starry_25_20night" draw:opacity="50%" draw:fill-image-width="100%" draw:fill-image-height="100%" style:repeat="no-repeat" draw:fill-image-ref-point="center" fo:min-height="1.9882in" draw:shadow-opacity="50%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5.0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bitmap" draw:fill-color="#ffffff" draw:fill-image-name="starry_25_20night" draw:opacity="50%" draw:fill-image-width="0in" draw:fill-image-height="0in" style:repeat="no-repeat" draw:fill-image-ref-point="center" fo:min-height="3.7736in" draw:shadow-opacity="50%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2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189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First_20_line_20_indent"><draw:frame text:anchor-type="paragraph" draw:z-index="0" draw:name="Text Frame 1" draw:style-name="gr6" draw:text-style-name="P8" svg:width="6.3949in" svg:height="0.4189in" svg:x="0.0154in" svg:y="0.0362in"><draw:text-box><text:p><text:span text:style-name="T3">Chapter 1: Title of the chapter here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2" draw:name="Text Frame 3" draw:style-name="gr4" draw:text-style-name="P9" svg:width="6.1606in" svg:height="3.774in" svg:x="0.3374in" svg:y="0.9382in"><draw:text-box><text:p/></draw:text-box></draw:frame></text:p>
      <text:p text:style-name="P4"><draw:frame text:anchor-type="paragraph" draw:z-index="1" draw:name="Text Frame 2" draw:style-name="gr5" draw:text-style-name="P10" svg:width="6.3642in" svg:height="1.276in" svg:x="0.0618in" svg:y="5.4098in"><draw:text-box><text:p><text:span text:style-name="T4">“</text:span><text:span text:style-name="T4">To set font styles for the body text, headings, drop caps, and chapter quotes in LibreOffice Writer, you can follow these steps”</text:span></text:p>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abhrius.</text:span></text:p>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rom the book ‘’.</text:span></text:p></draw:text-box></draw:frame></text:p>
      <text:p text:style-name="P3"><draw:frame text:anchor-type="paragraph" draw:z-index="5" draw:name="Text Frame 6" draw:style-name="gr1" draw:text-style-name="P5" svg:width="4.9169in" svg:height="1.9886in" svg:x="1.4543in" svg:y="5.5465in"><draw:text-box><text:p/></draw:text-box></draw:frame><draw:frame text:anchor-type="paragraph" draw:z-index="3" draw:name="Text Frame 4" draw:style-name="gr3" draw:text-style-name="P8" svg:width="6.3858in" svg:height="0.4189in" svg:x="0.0354in" svg:y="0.0984in"><draw:text-box><text:p><text:span text:style-name="T3">Headings – Template – Great Vibes font – 24 pt</text:span></text:p></draw:text-box></draw:frame><draw:frame text:anchor-type="paragraph" draw:z-index="4" draw:name="Text Frame 5" draw:style-name="gr2" draw:text-style-name="P7" svg:width="6.2606in" svg:height="5.0441in" svg:x="0.15in" svg:y="0.4319in"><draw:text-box><text:p text:style-name="P6"><text:span text:style-name="T1">B</text:span><text:span text:style-name="T2">ody – Template – Garamond font – 12 pt.</text:span></text:p><text:p text:style-name="P6"><text:span text:style-name="T2">La nada existio inevitablemente.</text:span></text:p><text:p text:style-name="P6"><text:span text:style-name="T2">Y siendo nada, el espacio que ocupo fue, exactamente cero.</text:span></text:p><text:p text:style-name="P6"><text:span text:style-name="T2">Y siendo nada, su duracion en el tiempo fue, exactamente cero.</text:span></text:p><text:p text:style-name="P6"><text:span text:style-name="T2"/></text:p><text:p text:style-name="P6"><text:span text:style-name="T2">En un universo en donde todo debe estar equilibrado por pares opuestos, </text:span></text:p><text:p text:style-name="P6"><text:span text:style-name="T2">al existir la nada, debia existir el todo.</text:span></text:p><text:p text:style-name="P6"><text:span text:style-name="T2"/></text:p><text:p text:style-name="P6"><text:span text:style-name="T2">Y el todo existio.</text:span></text:p><text:p text:style-name="P6"><text:span text:style-name="T2">Y el todo se convirtio en materia.</text:span></text:p><text:p text:style-name="P6"><text:span text:style-name="T2">Y la materia ocupo espacio, y el espacio existio.</text:span></text:p><text:p text:style-name="P6"><text:span text:style-name="T2">Y la materia se movio, y entonces exitio el tiempo.</text:span></text:p><text:p text:style-name="P6"><text:span text:style-name="T2"/></text:p><text:p text:style-name="P6"><text:span text:style-name="T2">Y siendo todo, el espacio que ocupo fue, exactamente todo, el espacio infinito.</text:span></text:p><text:p text:style-name="P6"><text:span text:style-name="T2">Y siendo todo, su duracion en el tiempo fue, exactamente todo, la eternidad.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cript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fill-image draw:name="starry_25_20night" draw:display-name="starry%20night" xlink:href="Pictures/1000000000000400000004003CBBF3AF59255581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drop-cap style:lines="3" style:style-name="Drop_20_Caps"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126in" style:type="center"/>
          <style:tab-stop style:position="6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126in" style:type="center"/>
          <style:tab-stop style:position="6.4252in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126in" style:type="center"/>
          <style:tab-stop style:position="6.4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Garamond" officeooo:rsid="00379b25" officeooo:paragraph-rsid="00379b25"/>
    </style:style>
    <style:style style:name="MP2" style:family="paragraph" style:parent-style-name="Footer">
      <style:text-properties style:font-name="Great Vibes" fo:font-size="14pt" style:font-size-asian="14pt" style:font-size-complex="14pt"/>
    </style:style>
    <style:page-layout style:name="Mpm1">
      <style:page-layout-properties fo:page-width="8in" fo:page-height="10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1T20:23:58.969000000</meta:creation-date>
    <meta:editing-duration>P0D</meta:editing-duration>
    <meta:editing-cycles>1</meta:editing-cycles>
    <meta:generator>LibreOffice/7.3.5.2$Windows_X86_64 LibreOffice_project/184fe81b8c8c30d8b5082578aee2fed2ea847c01</meta:generator>
    <dc:title>Hiddenmind - Template</dc:title>
    <meta:document-statistic meta:table-count="0" meta:image-count="0" meta:object-count="0" meta:page-count="2" meta:paragraph-count="2" meta:word-count="2" meta:character-count="11" meta:non-whitespace-character-count="11"/>
    <meta:template xlink:type="simple" xlink:actuate="onRequest" xlink:title="Hiddenmind - Template" xlink:href="../../../../../AppData/Roaming/LibreOffice/4/user/template/Hiddenmind%20-%20Template.ott" meta:date="2023-10-01T20:23:58.781000000"/>
  </office:meta>
</office:document-meta>
</file>